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0016" officeooo:paragraph-rsid="00200016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13c53" officeooo:paragraph-rsid="00213c5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 Outline Description</text:p>
      <text:list xml:id="list5007048853137434715" text:style-name="L1">
        <text:list-item>
          <text:p text:style-name="P2"><text:span text:style-name="T1">Three tests <text:s/>-See outline for details</text:span></text:p>
          <text:list>
            <text:list-item>
              <text:p text:style-name="P2"><text:span text:style-name="T1">Relatively short! :-)</text:span></text:p>
            </text:list-item>
          </text:list>
        </text:list-item>
        <text:list-item>
          <text:p text:style-name="P2"><text:span text:style-name="T1">Final exam: date, time, loc TBA</text:span></text:p>
        </text:list-item>
        <text:list-item>
          <text:p text:style-name="P2"><text:span text:style-name="T1">Make up dates exist for if you miss the tests, see outline</text:span></text:p>
          <text:list>
            <text:list-item>
              <text:p text:style-name="P2"><text:span text:style-name="T1">You NEED to be there for the make-ups if you did not go to the test, or you will get a zer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1:27:35.644957392</meta:creation-date>
    <meta:generator>LibreOffice/4.3.0.4$Linux_X86_64 LibreOffice_project/430m0$Build-4</meta:generator>
    <dc:date>2014-09-04T12:05:50.813648400</dc:date>
    <meta:editing-duration>PT23M4S</meta:editing-duration>
    <meta:editing-cycles>2</meta:editing-cycles>
    <meta:document-statistic meta:table-count="0" meta:image-count="0" meta:object-count="0" meta:page-count="1" meta:paragraph-count="6" meta:word-count="57" meta:character-count="270" meta:non-whitespace-character-count="223"/>
  </office:meta>
</office:document-meta>
</file>